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01cm" svg:height="3.646cm" draw:transform="skewX (0.0223402144255274) rotate (0.0256563400043166) translate (14.704cm 3.0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4.064cm" svg:x="8.493cm" svg:y="3.28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2.897cm" svg:height="4.275cm" draw:transform="skewX (-0.365646478292812) rotate (-0.32969269570173) translate (8.74635389928873cm 1.990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custom-shape draw:style-name="gr4" draw:text-style-name="P2" draw:layer="layout" svg:width="3.429cm" svg:height="3.429cm" draw:transform="skewX (-0.00296705972839036) translate (2.778cm 2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897cm" svg:height="4.275cm" draw:transform="skewX (-0.365646478292812) rotate (-0.32969269570173) translate (2.90435389928873cm 1.85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path draw:style-name="gr3" draw:text-style-name="P1" draw:layer="layout" svg:width="2.897cm" svg:height="4.275cm" draw:transform="skewX (-0.365646478292812) rotate (-0.32969269570173) translate (14.5783538992887cm 1.990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frame draw:style-name="gr5" draw:text-style-name="P3" draw:layer="layout" svg:width="14.986cm" svg:height="1.266cm" svg:x="2.778cm" svg:y="8.366cm">
          <draw:text-box>
            <text:p text:style-name="P3"><text:span text:style-name="T1">We can apply different, simple models to optimize outco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7:27:31.527388280</dc:date>
    <meta:editing-duration>PT1H8M20S</meta:editing-duration>
    <meta:editing-cycles>5</meta:editing-cycles>
    <meta:generator>LibreOffice/4.2.8.2$Linux_X86_64 LibreOffice_project/420m0$Build-2</meta:generator>
    <meta:document-statistic meta:object-count="7"/>
  </office:meta>
</office:document-meta>
</file>